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style:font-name="Segoe UI Symbol" style:font-name-complex="Segoe UI Symbol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style:font-name="Segoe UI Symbol" style:font-name-complex="Segoe UI Symbol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T13" style:parent-style-name="Policepardéfaut" style:family="text">
      <style:text-properties style:font-name="Segoe UI Symbol" style:font-name-complex="Segoe UI Symbol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T15" style:parent-style-name="Policepardéfaut" style:family="text">
      <style:text-properties fo:font-weight="bold" style:font-weight-asian="bold" style:font-weight-complex="bold"/>
    </style:style>
    <style:style style:name="T16" style:parent-style-name="Policepardéfaut" style:family="text">
      <style:text-properties style:font-name="Segoe UI Symbol" style:font-name-complex="Segoe UI Symbol"/>
    </style:style>
    <style:style style:name="T17" style:parent-style-name="Policepardéfaut" style:family="text">
      <style:text-properties fo:font-weight="bold" style:font-weight-asian="bold" style:font-weight-complex="bold"/>
    </style:style>
    <style:style style:name="P18" style:parent-style-name="Normal" style:list-style-name="LFO5" style:family="paragraph"/>
    <style:style style:name="T19" style:parent-style-name="Policepardéfaut" style:family="text">
      <style:text-properties fo:font-weight="bold" style:font-weight-asian="bold" style:font-weight-complex="bold"/>
    </style:style>
    <style:style style:name="T20" style:parent-style-name="Policepardéfaut" style:family="text">
      <style:text-properties fo:font-weight="bold" style:font-weight-asian="bold" style:font-weight-complex="bold"/>
    </style:style>
    <style:style style:name="P21" style:parent-style-name="Normal" style:list-style-name="LFO5" style:family="paragraph"/>
    <style:style style:name="T22" style:parent-style-name="Policepardéfaut" style:family="text">
      <style:text-properties fo:font-weight="bold" style:font-weight-asian="bold" style:font-weight-complex="bold"/>
    </style:style>
    <style:style style:name="P23" style:parent-style-name="Normal" style:list-style-name="LFO5" style:family="paragraph"/>
    <style:style style:name="T24" style:parent-style-name="Policepardéfaut" style:family="text">
      <style:text-properties fo:font-weight="bold" style:font-weight-asian="bold" style:font-weight-complex="bold"/>
    </style:style>
    <style:style style:name="T25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T27" style:parent-style-name="Policepardéfaut" style:family="text">
      <style:text-properties fo:font-weight="bold" style:font-weight-asian="bold" style:font-weight-complex="bold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T29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T31" style:parent-style-name="Policepardéfaut" style:family="text">
      <style:text-properties style:font-name="Segoe UI Symbol" style:font-name-complex="Segoe UI Symbol"/>
    </style:style>
    <style:style style:name="T32" style:parent-style-name="Policepardéfaut" style:family="text">
      <style:text-properties fo:font-weight="bold" style:font-weight-asian="bold" style:font-weight-complex="bold"/>
    </style:style>
    <style:style style:name="T33" style:parent-style-name="Policepardéfaut" style:family="text">
      <style:text-properties fo:font-weight="bold" style:font-weight-asian="bold" style:font-weight-complex="bold"/>
    </style:style>
    <style:style style:name="T34" style:parent-style-name="Policepardéfaut" style:family="text">
      <style:text-properties style:font-name="Segoe UI Symbol" style:font-name-complex="Segoe UI Symbol"/>
    </style:style>
    <style:style style:name="T35" style:parent-style-name="Policepardéfaut" style:family="text">
      <style:text-properties fo:font-weight="bold" style:font-weight-asian="bold" style:font-weight-complex="bold"/>
    </style:style>
    <style:style style:name="P36" style:parent-style-name="Normal" style:list-style-name="LFO1" style:family="paragraph"/>
    <style:style style:name="T37" style:parent-style-name="Policepardéfaut" style:family="text">
      <style:text-properties fo:font-weight="bold" style:font-weight-asian="bold" style:font-weight-complex="bold"/>
    </style:style>
    <style:style style:name="P38" style:parent-style-name="Normal" style:list-style-name="LFO1" style:family="paragraph"/>
    <style:style style:name="T39" style:parent-style-name="Policepardéfaut" style:family="text">
      <style:text-properties fo:font-weight="bold" style:font-weight-asian="bold" style:font-weight-complex="bold"/>
    </style:style>
    <style:style style:name="T40" style:parent-style-name="Policepardéfaut" style:family="text">
      <style:text-properties fo:font-weight="bold" style:font-weight-asian="bold" style:font-weight-complex="bold"/>
    </style:style>
    <style:style style:name="P41" style:parent-style-name="Normal" style:list-style-name="LFO1" style:family="paragraph"/>
    <style:style style:name="T42" style:parent-style-name="Policepardéfaut" style:family="text">
      <style:text-properties fo:font-weight="bold" style:font-weight-asian="bold" style:font-weight-complex="bold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T44" style:parent-style-name="Policepardéfaut" style:family="text">
      <style:text-properties style:font-name="Segoe UI Symbol" style:font-name-complex="Segoe UI Symbol"/>
    </style:style>
    <style:style style:name="T45" style:parent-style-name="Policepardéfaut" style:family="text">
      <style:text-properties fo:font-weight="bold" style:font-weight-asian="bold" style:font-weight-complex="bold"/>
    </style:style>
    <style:style style:name="P46" style:parent-style-name="Normal" style:list-style-name="LFO1" style:family="paragraph"/>
    <style:style style:name="T47" style:parent-style-name="Policepardéfaut" style:family="text">
      <style:text-properties fo:font-weight="bold" style:font-weight-asian="bold" style:font-weight-complex="bold"/>
    </style:style>
    <style:style style:name="P48" style:parent-style-name="Normal" style:list-style-name="LFO1" style:family="paragraph"/>
    <style:style style:name="T49" style:parent-style-name="Policepardéfaut" style:family="text">
      <style:text-properties fo:font-weight="bold" style:font-weight-asian="bold" style:font-weight-complex="bold"/>
    </style:style>
    <style:style style:name="P50" style:parent-style-name="Normal" style:list-style-name="LFO1" style:family="paragraph"/>
    <style:style style:name="T51" style:parent-style-name="Policepardéfaut" style:family="text">
      <style:text-properties fo:font-weight="bold" style:font-weight-asian="bold" style:font-weight-complex="bold"/>
    </style:style>
    <style:style style:name="T52" style:parent-style-name="Policepardéfaut" style:family="text">
      <style:text-properties style:font-name="Segoe UI Symbol" style:font-name-complex="Segoe UI Symbol"/>
    </style:style>
    <style:style style:name="T53" style:parent-style-name="Policepardéfaut" style:family="text">
      <style:text-properties fo:font-weight="bold" style:font-weight-asian="bold" style:font-weight-complex="bold"/>
    </style:style>
    <style:style style:name="P54" style:parent-style-name="Normal" style:list-style-name="LFO1" style:family="paragraph"/>
    <style:style style:name="T55" style:parent-style-name="Policepardéfaut" style:family="text">
      <style:text-properties fo:font-weight="bold" style:font-weight-asian="bold" style:font-weight-complex="bold"/>
    </style:style>
    <style:style style:name="P56" style:parent-style-name="Normal" style:list-style-name="LFO1" style:family="paragraph"/>
    <style:style style:name="T57" style:parent-style-name="Policepardéfaut" style:family="text">
      <style:text-properties fo:font-weight="bold" style:font-weight-asian="bold" style:font-weight-complex="bold"/>
    </style:style>
    <style:style style:name="P58" style:parent-style-name="Normal" style:list-style-name="LFO1" style:family="paragraph"/>
    <style:style style:name="T59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60" style:parent-style-name="Policepardéfaut" style:family="text">
      <style:text-properties fo:font-weight="bold" style:font-weight-asian="bold" style:font-weight-complex="bold"/>
    </style:style>
    <style:style style:name="T61" style:parent-style-name="Policepardéfaut" style:family="text">
      <style:text-properties fo:font-weight="bold" style:font-weight-asian="bold" style:font-weight-complex="bold"/>
    </style:style>
    <style:style style:name="T62" style:parent-style-name="Policepardéfaut" style:family="text">
      <style:text-properties fo:font-weight="bold" style:font-weight-asian="bold" style:font-weight-complex="bold"/>
    </style:style>
    <style:style style:name="T63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64" style:parent-style-name="Policepardéfaut" style:family="text">
      <style:text-properties fo:font-weight="bold" style:font-weight-asian="bold" style:font-weight-complex="bold"/>
    </style:style>
    <style:style style:name="T65" style:parent-style-name="Policepardéfaut" style:family="text">
      <style:text-properties style:font-name="Segoe UI Symbol" style:font-name-complex="Segoe UI Symbol"/>
    </style:style>
    <style:style style:name="T66" style:parent-style-name="Policepardéfaut" style:family="text">
      <style:text-properties fo:font-weight="bold" style:font-weight-asian="bold" style:font-weight-complex="bold"/>
    </style:style>
    <style:style style:name="T67" style:parent-style-name="Policepardéfaut" style:family="text">
      <style:text-properties style:font-name="Segoe UI Symbol" style:font-name-complex="Segoe UI Symbol"/>
    </style:style>
    <style:style style:name="T68" style:parent-style-name="Policepardéfaut" style:family="text">
      <style:text-properties fo:font-weight="bold" style:font-weight-asian="bold" style:font-weight-complex="bold"/>
    </style:style>
    <style:style style:name="P69" style:parent-style-name="Normal" style:list-style-name="LFO2" style:family="paragraph"/>
    <style:style style:name="T70" style:parent-style-name="Policepardéfaut" style:family="text">
      <style:text-properties fo:font-weight="bold" style:font-weight-asian="bold" style:font-weight-complex="bold"/>
    </style:style>
    <style:style style:name="P71" style:parent-style-name="Normal" style:list-style-name="LFO2" style:family="paragraph"/>
    <style:style style:name="T72" style:parent-style-name="Policepardéfaut" style:family="text">
      <style:text-properties fo:font-weight="bold" style:font-weight-asian="bold" style:font-weight-complex="bold"/>
    </style:style>
    <style:style style:name="T73" style:parent-style-name="Policepardéfaut" style:family="text">
      <style:text-properties fo:font-weight="bold" style:font-weight-asian="bold" style:font-weight-complex="bold"/>
    </style:style>
    <style:style style:name="P74" style:parent-style-name="Normal" style:list-style-name="LFO2" style:family="paragraph"/>
    <style:style style:name="T75" style:parent-style-name="Policepardéfaut" style:family="text">
      <style:text-properties fo:font-weight="bold" style:font-weight-asian="bold" style:font-weight-complex="bold"/>
    </style:style>
    <style:style style:name="T76" style:parent-style-name="Policepardéfaut" style:family="text">
      <style:text-properties style:font-name="Segoe UI Symbol" style:font-name-complex="Segoe UI Symbol"/>
    </style:style>
    <style:style style:name="T77" style:parent-style-name="Policepardéfaut" style:family="text">
      <style:text-properties fo:font-weight="bold" style:font-weight-asian="bold" style:font-weight-complex="bold"/>
    </style:style>
    <style:style style:name="P78" style:parent-style-name="Normal" style:list-style-name="LFO2" style:family="paragraph"/>
    <style:style style:name="T79" style:parent-style-name="Policepardéfaut" style:family="text">
      <style:text-properties fo:font-weight="bold" style:font-weight-asian="bold" style:font-weight-complex="bold"/>
    </style:style>
    <style:style style:name="P80" style:parent-style-name="Normal" style:list-style-name="LFO2" style:family="paragraph"/>
    <style:style style:name="T81" style:parent-style-name="Policepardéfaut" style:family="text">
      <style:text-properties fo:font-weight="bold" style:font-weight-asian="bold" style:font-weight-complex="bold"/>
    </style:style>
    <style:style style:name="P82" style:parent-style-name="Normal" style:list-style-name="LFO2" style:family="paragraph"/>
    <style:style style:name="T83" style:parent-style-name="Policepardéfaut" style:family="text">
      <style:text-properties fo:font-weight="bold" style:font-weight-asian="bold" style:font-weight-complex="bold"/>
    </style:style>
    <style:style style:name="T84" style:parent-style-name="Policepardéfaut" style:family="text">
      <style:text-properties fo:font-weight="bold" style:font-weight-asian="bold" style:font-weight-complex="bold"/>
    </style:style>
    <style:style style:name="T85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86" style:parent-style-name="Policepardéfaut" style:family="text">
      <style:text-properties fo:font-weight="bold" style:font-weight-asian="bold" style:font-weight-complex="bold"/>
    </style:style>
    <style:style style:name="T87" style:parent-style-name="Policepardéfaut" style:family="text">
      <style:text-properties fo:font-weight="bold" style:font-weight-asian="bold" style:font-weight-complex="bold"/>
    </style:style>
    <style:style style:name="T88" style:parent-style-name="Policepardéfaut" style:family="text">
      <style:text-properties fo:font-weight="bold" style:font-weight-asian="bold" style:font-weight-complex="bold"/>
    </style:style>
    <style:style style:name="T89" style:parent-style-name="Policepardéfaut" style:family="text">
      <style:text-properties style:font-name="Segoe UI Symbol" style:font-name-complex="Segoe UI Symbol"/>
    </style:style>
    <style:style style:name="T90" style:parent-style-name="Policepardéfaut" style:family="text">
      <style:text-properties fo:font-weight="bold" style:font-weight-asian="bold" style:font-weight-complex="bold"/>
    </style:style>
    <style:style style:name="P91" style:parent-style-name="Normal" style:list-style-name="LFO3" style:family="paragraph"/>
    <style:style style:name="T92" style:parent-style-name="Policepardéfaut" style:family="text">
      <style:text-properties fo:font-weight="bold" style:font-weight-asian="bold" style:font-weight-complex="bold"/>
    </style:style>
    <style:style style:name="P93" style:parent-style-name="Normal" style:list-style-name="LFO3" style:family="paragraph"/>
    <style:style style:name="T94" style:parent-style-name="Policepardéfaut" style:family="text">
      <style:text-properties fo:font-weight="bold" style:font-weight-asian="bold" style:font-weight-complex="bold"/>
    </style:style>
    <style:style style:name="P95" style:parent-style-name="Normal" style:list-style-name="LFO3" style:family="paragraph"/>
    <style:style style:name="T96" style:parent-style-name="Policepardéfaut" style:family="text">
      <style:text-properties fo:font-weight="bold" style:font-weight-asian="bold" style:font-weight-complex="bold"/>
    </style:style>
    <style:style style:name="P97" style:parent-style-name="Normal" style:list-style-name="LFO3" style:family="paragraph"/>
    <style:style style:name="T98" style:parent-style-name="Policepardéfaut" style:family="text">
      <style:text-properties fo:font-weight="bold" style:font-weight-asian="bold" style:font-weight-complex="bold"/>
    </style:style>
    <style:style style:name="P99" style:parent-style-name="Normal" style:list-style-name="LFO3" style:family="paragraph"/>
    <style:style style:name="T100" style:parent-style-name="Policepardéfaut" style:family="text">
      <style:text-properties fo:font-weight="bold" style:font-weight-asian="bold" style:font-weight-complex="bold"/>
    </style:style>
    <style:style style:name="T101" style:parent-style-name="Policepardéfaut" style:family="text">
      <style:text-properties style:font-name="Segoe UI Symbol" style:font-name-complex="Segoe UI Symbol"/>
    </style:style>
    <style:style style:name="T102" style:parent-style-name="Policepardéfaut" style:family="text">
      <style:text-properties fo:font-weight="bold" style:font-weight-asian="bold" style:font-weight-complex="bold"/>
    </style:style>
    <style:style style:name="P103" style:parent-style-name="Normal" style:list-style-name="LFO4" style:family="paragraph"/>
    <style:style style:name="T104" style:parent-style-name="Policepardéfaut" style:family="text">
      <style:text-properties fo:font-weight="bold" style:font-weight-asian="bold" style:font-weight-complex="bold"/>
    </style:style>
    <style:style style:name="P105" style:parent-style-name="Normal" style:list-style-name="LFO4" style:family="paragraph"/>
    <style:style style:name="T106" style:parent-style-name="Policepardéfaut" style:family="text">
      <style:text-properties fo:font-weight="bold" style:font-weight-asian="bold" style:font-weight-complex="bold"/>
    </style:style>
    <style:style style:name="T107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108" style:parent-style-name="Policepardéfaut" style:family="text">
      <style:text-properties fo:font-weight="bold" style:font-weight-asian="bold" style:font-weight-complex="bold"/>
    </style:style>
    <style:style style:name="T109" style:parent-style-name="Policepardéfaut" style:family="text">
      <style:text-properties style:font-name="Segoe UI Symbol" style:font-name-complex="Segoe UI Symbol"/>
    </style:style>
    <style:style style:name="T110" style:parent-style-name="Policepardéfaut" style:family="text">
      <style:text-properties fo:font-weight="bold" style:font-weight-asian="bold" style:font-weight-complex="bold"/>
    </style:style>
    <style:style style:name="T111" style:parent-style-name="Policepardéfaut" style:family="text">
      <style:text-properties style:font-name="Segoe UI Symbol" style:font-name-complex="Segoe UI Symbol"/>
    </style:style>
    <style:style style:name="T112" style:parent-style-name="Policepardéfaut" style:family="text">
      <style:text-properties fo:font-weight="bold" style:font-weight-asian="bold" style:font-weight-complex="bold"/>
    </style:style>
    <style:style style:name="T113" style:parent-style-name="Policepardéfaut" style:family="text">
      <style:text-properties style:font-name="Segoe UI Symbol" style:font-name-complex="Segoe UI Symbol"/>
    </style:style>
    <style:style style:name="T114" style:parent-style-name="Policepardéfaut" style:family="text">
      <style:text-properties fo:font-weight="bold" style:font-weight-asian="bold" style:font-weight-complex="bold"/>
    </style:style>
    <style:style style:name="T115" style:parent-style-name="Policepardéfaut" style:family="text">
      <style:text-properties style:font-name="Segoe UI Symbol" style:font-name-complex="Segoe UI Symbol"/>
    </style:style>
    <style:style style:name="T116" style:parent-style-name="Policepardéfaut" style:family="text">
      <style:text-properties fo:font-weight="bold" style:font-weight-asian="bold" style:font-weight-complex="bold"/>
    </style:style>
    <style:style style:name="T117" style:parent-style-name="Policepardéfaut" style:family="text">
      <style:text-properties style:font-name="Segoe UI Emoji" style:font-name-complex="Segoe UI Emoji"/>
    </style:style>
    <style:style style:name="T118" style:parent-style-name="Policepardéfaut" style:family="text">
      <style:text-properties fo:font-weight="bold" style:font-weight-asian="bold" style:font-weight-complex="bold"/>
    </style:style>
    <style:style style:name="T119" style:parent-style-name="Policepardéfaut" style:family="text">
      <style:text-properties style:font-name="Segoe UI Emoji" style:font-name-complex="Segoe UI Emoji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📌</text:span><text:span text:style-name="T3"><text:s/>1. Cible principale</text:span></text:p>
      <text:p text:style-name="Normal">Aussi appelée<text:s/><text:span text:style-name="T4">cible primaire</text:span>, elle regroupe l’ensemble des clients potentiels de<text:s/><text:span text:style-name="T5">Thé Tip Top</text:span>. Ce sont des consommateurs réguliers ou occasionnels de thé, soucieux de la qualité des produits qu'ils consomment.</text:p>
      <text:p text:style-name="Normal"><text:span text:style-name="T6">🎯</text:span><text:span text:style-name="T7"><text:s/>Caractéristiques de la cible principale :</text:span><text:line-break/><text:span text:style-name="T8">✔</text:span><text:s/><text:span text:style-name="T9">Sexe</text:span><text:s/>: Féminin et masculin<text:line-break/><text:span text:style-name="T10">✔</text:span><text:s/><text:span text:style-name="T11">Âge</text:span><text:s/>: Entre<text:s/><text:span text:style-name="T12">25 et 60 ans</text:span><text:s/>(légèrement plus âgé que la version précédente, car les consommateurs de thé premium sont souvent plus matures)<text:line-break/><text:span text:style-name="T13">✔</text:span><text:s/><text:span text:style-name="T14">Pouvoir d’achat</text:span><text:s/>:<text:s/><text:span text:style-name="T15">Moyen à élevé (CSP+, cadres, professions libérales, urbains)</text:span><text:line-break/><text:span text:style-name="T16">✔</text:span><text:s/><text:span text:style-name="T17">Habitudes de consommation</text:span><text:s/>:</text:p>
      <text:list text:style-name="LFO5" text:continue-numbering="true">
        <text:list-item>
          <text:p text:style-name="P18">Préfèrent<text:s/><text:span text:style-name="T19">payer plus cher</text:span><text:s/>pour un produit de<text:s/><text:span text:style-name="T20">qualité supérieure</text:span></text:p>
        </text:list-item>
        <text:list-item>
          <text:p text:style-name="P21"><text:span text:style-name="T22">S’intéressent aux produits naturels</text:span>, bio et responsables</text:p>
        </text:list-item>
        <text:list-item>
          <text:p text:style-name="P23">Ont une<text:s/><text:span text:style-name="T24">routine bien-être</text:span><text:s/>et apprécient le thé pour ses bienfaits</text:p>
        </text:list-item>
      </text:list>
      <text:p text:style-name="Normal"><text:span text:style-name="T25">📌</text:span><text:span text:style-name="T26"><text:s/>2. Cœur de cible (Affinage du Profil)</text:span></text:p>
      <text:p text:style-name="Normal">Le<text:s/><text:span text:style-name="T27">cœur de cible</text:span><text:s/>représente les<text:s/><text:span text:style-name="T28">clients les plus fidèles et engagés</text:span>, ceux qui recherchent des produits d’exception et sont prêts à investir dans la qualité.</text:p>
      <text:p text:style-name="Normal"><text:span text:style-name="T29">🎯</text:span><text:span text:style-name="T30"><text:s/>Profil du cœur de cible :</text:span><text:line-break/><text:span text:style-name="T31">✔</text:span><text:s/><text:span text:style-name="T32">Aisés et exigeants</text:span><text:s/>: prêts à payer un prix plus élevé pour une<text:s/><text:span text:style-name="T33">expérience gustative unique</text:span><text:s/>et des ingrédients premium.<text:line-break/><text:span text:style-name="T34">✔</text:span><text:s/><text:span text:style-name="T35">Caractéristiques sociodémographiques :</text:span></text:p>
      <text:list text:style-name="LFO1" text:continue-numbering="true">
        <text:list-item>
          <text:p text:style-name="P36"><text:span text:style-name="T37">Sexe</text:span><text:s/>: Féminin et masculin</text:p>
        </text:list-item>
        <text:list-item>
          <text:p text:style-name="P38"><text:span text:style-name="T39">Âge</text:span><text:s/>: Entre<text:s/><text:span text:style-name="T40">25 et 55 ans</text:span></text:p>
        </text:list-item>
        <text:list-item>
          <text:p text:style-name="P41"><text:span text:style-name="T42">Pouvoir d’achat</text:span><text:s/>:<text:s/><text:span text:style-name="T43">Moyen à élevé (CSP+, cadres, professions libérales, entrepreneurs, influenceurs bien-être)</text:span><text:line-break/><text:span text:style-name="T44">✔</text:span><text:s/><text:span text:style-name="T45">Habitudes d’achat</text:span><text:s/>:</text:p>
        </text:list-item>
        <text:list-item>
          <text:p text:style-name="P46"><text:span text:style-name="T47">Achète en boutique spécialisée ou en ligne</text:span><text:s/>pour garantir la qualité et l’authenticité.</text:p>
        </text:list-item>
        <text:list-item>
          <text:p text:style-name="P48"><text:span text:style-name="T49">Sensibilité aux labels bio, éthiques et commerce équitable</text:span>.</text:p>
        </text:list-item>
        <text:list-item>
          <text:p text:style-name="P50">Recherche des<text:s/><text:span text:style-name="T51">saveurs raffinées, uniques et sur-mesure</text:span>.<text:line-break/><text:span text:style-name="T52">✔</text:span><text:s/><text:span text:style-name="T53">Mode de vie &amp; Valeurs</text:span><text:s/>:</text:p>
        </text:list-item>
        <text:list-item>
          <text:p text:style-name="P54">Attaché aux<text:s/><text:span text:style-name="T55">plaisirs sensoriels et aux traditions du thé</text:span>.</text:p>
        </text:list-item>
        <text:list-item>
          <text:p text:style-name="P56">Pratique des<text:s/><text:span text:style-name="T57">rituels bien-être</text:span><text:s/>(yoga, méditation, slow food).</text:p>
        </text:list-item>
        <text:list-item>
          <text:p text:style-name="P58">Influenceur potentiel pour son cercle social en matière de consommation responsable.</text:p>
        </text:list-item>
      </text:list>
      <text:p text:style-name="Normal"><draw:custom-shape svg:x="0in" svg:y="0in" svg:width="45.51042in" svg:height="0.00139in" draw:z-index="0" draw:id="id0" draw:style-name="a0" draw:name="Horizontal Line 1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9">📌</text:span><text:span text:style-name="T60"><text:s/>3. Cible secondaire (Cible relais &amp; Influenceurs)</text:span></text:p>
      <text:p text:style-name="Normal">Cette cible ne représente<text:s/><text:span text:style-name="T61">pas des clients directs</text:span>, mais des<text:s/><text:span text:style-name="T62">prescripteurs</text:span><text:s/>qui peuvent amplifier la notoriété de la marque auprès de nouveaux consommateurs.</text:p>
      <text:p text:style-name="Normal"><text:span text:style-name="T63">🎯</text:span><text:span text:style-name="T64"><text:s/>Profil de la cible relais :</text:span><text:line-break/><text:span text:style-name="T65">✔</text:span><text:s/><text:span text:style-name="T66">Personnes influentes dans leur communauté</text:span><text:s/>(sportifs, nutritionnistes, influenceurs bien-être).<text:line-break/><text:span text:style-name="T67">✔</text:span><text:s/><text:span text:style-name="T68">Caractéristiques sociodémographiques :</text:span></text:p>
      <text:list text:style-name="LFO2" text:continue-numbering="true">
        <text:list-item>
          <text:p text:style-name="P69"><text:span text:style-name="T70">Sexe</text:span><text:s/>: Féminin et masculin</text:p>
        </text:list-item>
        <text:list-item>
          <text:p text:style-name="P71"><text:span text:style-name="T72">Âge</text:span><text:s/>:<text:s/><text:span text:style-name="T73">18 - 30 ans</text:span></text:p>
        </text:list-item>
        <text:list-item>
          <text:p text:style-name="P74"><text:span text:style-name="T75">Métier &amp; influence</text:span><text:s/>: Sportifs, coachs fitness, blogueurs santé, créateurs de contenu bien-être.<text:line-break/><text:span text:style-name="T76">✔</text:span><text:s/><text:span text:style-name="T77">Habitudes d’achat :</text:span></text:p>
        </text:list-item>
        <text:list-item>
          <text:p text:style-name="P78">Investissent dans<text:s/><text:span text:style-name="T79">une alimentation saine et naturelle</text:span>.</text:p>
        </text:list-item>
        <text:list-item>
          <text:p text:style-name="P80"><text:span text:style-name="T81">Valorisent les produits bio et éthiques</text:span><text:s/>et influencent leur communauté vers ce type de consommation.</text:p>
        </text:list-item>
        <text:list-item>
          <text:p text:style-name="P82">Très présents sur<text:s/><text:span text:style-name="T83">les réseaux sociaux</text:span>, notamment<text:s/><text:span text:style-name="T84">Instagram, TikTok et YouTube</text:span>.</text:p>
        </text:list-item>
      </text:list>
      <text:p text:style-name="Normal"><draw:custom-shape svg:x="0in" svg:y="0in" svg:width="45.51042in" svg:height="0.00139in" draw:z-index="0" draw:id="id1" draw:style-name="a1" draw:name="Horizontal Line 2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5">📌</text:span><text:span text:style-name="T86"><text:s/>4. Zone de chalandise (Zone de couverture &amp; Distribution)</text:span></text:p>
      <text:p text:style-name="Normal">La<text:s/><text:span text:style-name="T87">zone de chalandise</text:span><text:s/>définit l’aire géographique où<text:s/><text:span text:style-name="T88">Thé Tip Top</text:span><text:s/>va développer sa présence et sa distribution :</text:p>
      <text:p text:style-name="Normal"><text:span text:style-name="T89">✔</text:span><text:s/><text:span text:style-name="T90">Canaux de distribution principaux :</text:span></text:p>
      <text:list text:style-name="LFO3" text:continue-numbering="true">
        <text:list-item>
          <text:p text:style-name="P91"><text:span text:style-name="T92">Boutiques spécialisées en thé &amp; épiceries fines</text:span>.</text:p>
        </text:list-item>
        <text:list-item>
          <text:p text:style-name="P93"><text:span text:style-name="T94">Magasins bio et concept stores bien-être</text:span>.</text:p>
        </text:list-item>
        <text:list-item>
          <text:p text:style-name="P95"><text:span text:style-name="T96">E-commerce (site web, marketplaces premium comme Nature &amp; Découvertes, La Maison du Bio, etc.)</text:span>.</text:p>
        </text:list-item>
        <text:list-item>
          <text:p text:style-name="P97"><text:span text:style-name="T98">Partenariats avec hôtels, spas et restaurants gastronomiques</text:span>.</text:p>
        </text:list-item>
        <text:list-item>
          <text:p text:style-name="P99"><text:span text:style-name="T100">Présence sur les événements et salons du bien-être &amp; de la gastronomie</text:span>.</text:p>
        </text:list-item>
      </text:list>
      <text:p text:style-name="Normal"><text:span text:style-name="T101">✔</text:span><text:s/><text:span text:style-name="T102">Ciblage géographique :</text:span></text:p>
      <text:soft-page-break/>
      <text:list text:style-name="LFO4" text:continue-numbering="true">
        <text:list-item>
          <text:p text:style-name="P103"><text:span text:style-name="T104">Grandes villes et métropoles françaises</text:span><text:s/>(Paris, Lyon, Bordeaux, Nice, Lille…) où la clientèle CSP+ est plus présente.</text:p>
        </text:list-item>
        <text:list-item>
          <text:p text:style-name="P105"><text:span text:style-name="T106">Marché international</text:span><text:s/>: Expansion possible vers des pays à forte consommation de thé (Japon, Allemagne, Royaume-Uni).</text:p>
        </text:list-item>
      </text:list>
      <text:p text:style-name="Normal"><draw:custom-shape svg:x="0in" svg:y="0in" svg:width="45.51042in" svg:height="0.00139in" draw:z-index="0" draw:id="id2" draw:style-name="a2" draw:name="Horizontal Line 2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7">🚀</text:span><text:span text:style-name="T108"><text:s/>Stratégie d’Expansion &amp; Opportunités</text:span></text:p>
      <text:p text:style-name="Normal"><text:span text:style-name="T109">✔</text:span><text:s/><text:span text:style-name="T110">Axer la communication sur le bien-être, l’art du thé et l’expérience gustative.</text:span><text:line-break/><text:span text:style-name="T111">✔</text:span><text:s/><text:span text:style-name="T112">Utiliser les influenceurs et prescripteurs pour toucher une audience plus large.</text:span><text:line-break/><text:span text:style-name="T113">✔</text:span><text:s/><text:span text:style-name="T114">Renforcer la présence digitale et e-commerce</text:span><text:s/>pour atteindre une clientèle premium même hors zone physique.<text:line-break/><text:span text:style-name="T115">✔</text:span><text:s/><text:span text:style-name="T116">Créer des événements exclusifs et des collaborations</text:span><text:s/>avec des marques bien-être et bio pour toucher des niches spécifiques.</text:p>
      <text:p text:style-name="Normal"><text:span text:style-name="T117">🔹</text:span><text:s/><text:span text:style-name="T118">Avec cette segmentation et cette stratégie de distribution, Thé Tip Top pourra maximiser son impact sur son marché cible tout en gagnant de nouveaux adeptes.</text:span><text:s/><text:span text:style-name="T119">🍵✨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GREGOIRE</meta:initial-creator>
    <dc:creator>Jules GREGOIRE</dc:creator>
    <meta:creation-date>2025-03-03T11:10:00Z</meta:creation-date>
    <dc:date>2025-03-03T11:12:00Z</dc:date>
    <meta:template xlink:href="Normal.dotm" xlink:type="simple"/>
    <meta:editing-cycles>1</meta:editing-cycles>
    <meta:editing-duration>PT60S</meta:editing-duration>
    <meta:document-statistic meta:page-count="3" meta:paragraph-count="7" meta:word-count="604" meta:character-count="3922" meta:row-count="27" meta:non-whitespace-character-count="3325"/>
  </office:meta>
</office:document-meta>
</file>